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fo:margin-left="0cm" table:align="left"/>
    </style:style>
    <style:style style:name="Tabelle1.A" style:family="table-column">
      <style:table-column-properties style:column-width="8.795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/>
    </style:style>
    <style:style style:name="P4" style:family="paragraph" style:parent-style-name="Table_20_Contents">
      <style:text-properties fo:color="#000000" officeooo:rsid="0008d7cc" officeooo:paragraph-rsid="0008d7cc"/>
    </style:style>
    <style:style style:name="P5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17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Aktuelle Ziele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den Fortschritt einer Gruppe einsehen können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1679388695" text:style-name="L1">
              <text:list-item>
                <text:p text:style-name="P3">Alle Gruppen, in denen ich Mitglied bin, werden im Dashboard als Aktuelle Ziele angezeigt. </text:p>
              </text:list-item>
              <text:list-item>
                <text:p text:style-name="P3">Es existiert ein Fortschrittsbalken in Prozent, der zeigt, wie viele Tickets in der Gruppe noch zu bearbeiten sind. </text:p>
              </text:list-item>
              <text:list-item>
                <text:p text:style-name="P3">Die Rechnung folgt diesem Schema: offene Tickets der Gruppe/alle Tickets der Gruppe</text:p>
              </text:list-item>
              <text:list-item>
                <text:p text:style-name="P3">Je nach Fortschritt der Gruppe, ändert sich der Balken Richtung grün. 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5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6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6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5/6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SimSun" style:font-family-asian="SimSun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17-10-20T23:40:00Z</meta:creation-date>
    <dc:date>2019-03-28T18:42:54.342000000</dc:date>
    <meta:editing-cycles>3</meta:editing-cycles>
    <meta:editing-duration>PT3S</meta:editing-duration>
    <meta:document-statistic meta:table-count="1" meta:image-count="0" meta:object-count="0" meta:page-count="1" meta:paragraph-count="22" meta:word-count="92" meta:character-count="605" meta:non-whitespace-character-count="536"/>
    <meta:template xlink:type="simple" xlink:actuate="onRequest" xlink:title="" xlink:href="Normal.dotm"/>
  </office:meta>
</office:document-meta>
</file>